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P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10" table:default-cell-style-name="ce2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KRIS GUNNARSSON MidTerm SensorFusion – Camera se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Detector</text:p>
          </table:table-cell>
          <table:table-cell table:style-name="ce1"/>
          <table:table-cell table:style-name="ce1" office:value-type="string" calcext:value-type="string">
            <text:p>Keypoints</text:p>
          </table:table-cell>
          <table:table-cell table:style-name="ce1" table:number-columns-repeated="3"/>
          <table:table-cell table:style-name="ce3" office:value-type="string" calcext:value-type="string">
            <text:p>Smallest</text:p>
          </table:table-cell>
          <table:table-cell table:style-name="ce1"/>
          <table:table-cell table:style-name="ce3" office:value-type="string" calcext:value-type="string">
            <text:p>Biggest</text:p>
          </table:table-cell>
          <table:table-cell table:style-name="ce3" office:value-type="string" calcext:value-type="string">
            <text:p>Spread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HITOMASI</text:p>
          </table:table-cell>
          <table:table-cell/>
          <table:table-cell office:value-type="float" office:value="1374.5" calcext:value-type="float">
            <text:p>1374.5</text:p>
          </table:table-cell>
          <table:table-cell table:number-columns-repeated="3"/>
          <table:table-cell office:value-type="float" office:value="4" calcext:value-type="float">
            <text:p>4.0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ARRIS</text:p>
          </table:table-cell>
          <table:table-cell/>
          <table:table-cell office:value-type="float" office:value="751.1" calcext:value-type="float">
            <text:p>751.1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BRISK</text:p>
          </table:table-cell>
          <table:table-cell/>
          <table:table-cell office:value-type="float" office:value="2711.6" calcext:value-type="float">
            <text:p>2711.6</text:p>
          </table:table-cell>
          <table:table-cell table:number-columns-repeated="3"/>
          <table:table-cell office:value-type="float" office:value="8.4" calcext:value-type="float">
            <text:p>8.4</text:p>
          </table:table-cell>
          <table:table-cell/>
          <table:table-cell office:value-type="float" office:value="72" calcext:value-type="float">
            <text:p>72.0</text:p>
          </table:table-cell>
          <table:table-cell office:value-type="float" office:value="63.6" calcext:value-type="float">
            <text:p>63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FAST</text:p>
          </table:table-cell>
          <table:table-cell/>
          <table:table-cell office:value-type="float" office:value="1787.4" calcext:value-type="float">
            <text:p>1787.4</text:p>
          </table:table-cell>
          <table:table-cell table:number-columns-repeated="3"/>
          <table:table-cell office:value-type="float" office:value="7" calcext:value-type="float">
            <text:p>7.0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ORB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1" calcext:value-type="float">
            <text:p>31.0</text:p>
          </table:table-cell>
          <table:table-cell/>
          <table:table-cell office:value-type="float" office:value="111.079" calcext:value-type="float">
            <text:p>111.1</text:p>
          </table:table-cell>
          <table:table-cell office:value-type="float" office:value="80.079" calcext:value-type="float">
            <text:p>80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AKAZE</text:p>
          </table:table-cell>
          <table:table-cell/>
          <table:table-cell office:value-type="float" office:value="1342.9" calcext:value-type="float">
            <text:p>1342.9</text:p>
          </table:table-cell>
          <table:table-cell table:number-columns-repeated="3"/>
          <table:table-cell office:value-type="float" office:value="4.8" calcext:value-type="float">
            <text:p>4.8</text:p>
          </table:table-cell>
          <table:table-cell/>
          <table:table-cell office:value-type="float" office:value="23.26481" calcext:value-type="float">
            <text:p>23.3</text:p>
          </table:table-cell>
          <table:table-cell office:value-type="float" office:value="18.46481" calcext:value-type="float">
            <text:p>18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IFT</text:p>
          </table:table-cell>
          <table:table-cell/>
          <table:table-cell office:value-type="float" office:value="1386" calcext:value-type="float">
            <text:p>1386</text:p>
          </table:table-cell>
          <table:table-cell table:number-columns-repeated="3"/>
          <table:table-cell office:value-type="float" office:value="1.807927" calcext:value-type="float">
            <text:p>1.8</text:p>
          </table:table-cell>
          <table:table-cell/>
          <table:table-cell office:value-type="float" office:value="44.60245" calcext:value-type="float">
            <text:p>44.6</text:p>
          </table:table-cell>
          <table:table-cell office:value-type="float" office:value="42.794523" calcext:value-type="float">
            <text:p>42.8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keypoints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ll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bigg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Size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keypoints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biggest</text:p>
          </table:table-cell>
          <table:table-cell office:value-type="float" office:value="4" calcext:value-type="float">
            <text:p>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keypoints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biggest</text:p>
          </table:table-cell>
          <table:table-cell office:value-type="float" office:value="4" calcext:value-type="float">
            <text:p>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keypoints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biggest</text:p>
          </table:table-cell>
          <table:table-cell office:value-type="float" office:value="4" calcext:value-type="float">
            <text:p>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keypoints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biggest</text:p>
          </table:table-cell>
          <table:table-cell office:value-type="float" office:value="4" calcext:value-type="float">
            <text:p>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keypoints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biggest</text:p>
          </table:table-cell>
          <table:table-cell office:value-type="float" office:value="4" calcext:value-type="float">
            <text:p>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keypoints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ll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biggest</text:p>
          </table:table-cell>
          <table:table-cell office:value-type="float" office:value="4" calcext:value-type="float">
            <text:p>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keypoints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all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biggest</text:p>
          </table:table-cell>
          <table:table-cell office:value-type="float" office:value="4" calcext:value-type="float">
            <text:p>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keypoints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all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biggest</text:p>
          </table:table-cell>
          <table:table-cell office:value-type="float" office:value="4" calcext:value-type="float">
            <text:p>4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keypoints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llest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biggest</text:p>
          </table:table-cell>
          <table:table-cell office:value-type="float" office:value="4" calcext:value-type="float">
            <text:p>4.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HITOMASI</text:p>
          </table:table-cell>
          <table:table-cell/>
          <table:table-cell table:formula="of:=SUM([.E14:.E23])/10" office:value-type="float" office:value="1374.5" calcext:value-type="float">
            <text:p>1374.5</text:p>
          </table:table-cell>
          <table:table-cell table:number-columns-repeated="3"/>
          <table:table-cell table:formula="of:=SUM([.I14:.I23])/10" office:value-type="float" office:value="4" calcext:value-type="float">
            <text:p>4.0</text:p>
          </table:table-cell>
          <table:table-cell/>
          <table:table-cell table:formula="of:=SUM([.K14:.K23])/10" office:value-type="float" office:value="4" calcext:value-type="float">
            <text:p>4.0</text:p>
          </table:table-cell>
          <table:table-cell table:formula="of:=[.I24]-[.K2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eypoint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llest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biggest</text:p>
          </table:table-cell>
          <table:table-cell office:value-type="float" office:value="6" calcext:value-type="float">
            <text:p>6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eypoint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est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biggest</text:p>
          </table:table-cell>
          <table:table-cell office:value-type="float" office:value="6" calcext:value-type="float">
            <text:p>6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eypoint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est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biggest</text:p>
          </table:table-cell>
          <table:table-cell office:value-type="float" office:value="6" calcext:value-type="float">
            <text:p>6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eypoint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est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biggest</text:p>
          </table:table-cell>
          <table:table-cell office:value-type="float" office:value="6" calcext:value-type="float">
            <text:p>6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eypoint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est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biggest</text:p>
          </table:table-cell>
          <table:table-cell office:value-type="float" office:value="6" calcext:value-type="float">
            <text:p>6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eypoints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est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biggest</text:p>
          </table:table-cell>
          <table:table-cell office:value-type="float" office:value="6" calcext:value-type="float">
            <text:p>6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eypoi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llest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biggest</text:p>
          </table:table-cell>
          <table:table-cell office:value-type="float" office:value="6" calcext:value-type="float">
            <text:p>6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eypoint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allest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biggest</text:p>
          </table:table-cell>
          <table:table-cell office:value-type="float" office:value="6" calcext:value-type="float">
            <text:p>6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eypoint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allest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biggest</text:p>
          </table:table-cell>
          <table:table-cell office:value-type="float" office:value="6" calcext:value-type="float">
            <text:p>6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keypoints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llest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biggest</text:p>
          </table:table-cell>
          <table:table-cell office:value-type="float" office:value="6" calcext:value-type="float">
            <text:p>6.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ARRIS</text:p>
          </table:table-cell>
          <table:table-cell/>
          <table:table-cell table:formula="of:=SUM([.E26:.E35])/10" office:value-type="float" office:value="751.1" calcext:value-type="float">
            <text:p>751.1</text:p>
          </table:table-cell>
          <table:table-cell table:number-columns-repeated="3"/>
          <table:table-cell table:formula="of:=SUM([.I26:.I35])/10" office:value-type="float" office:value="6" calcext:value-type="float">
            <text:p>6.0</text:p>
          </table:table-cell>
          <table:table-cell/>
          <table:table-cell table:formula="of:=SUM([.K26:.K35])/10" office:value-type="float" office:value="6" calcext:value-type="float">
            <text:p>6.0</text:p>
          </table:table-cell>
          <table:table-cell table:formula="of:=[.I36]-[.K3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keypoints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llest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biggest</text:p>
          </table:table-cell>
          <table:table-cell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keypoints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est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biggest</text:p>
          </table:table-cell>
          <table:table-cell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keypoints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est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biggest</text:p>
          </table:table-cell>
          <table:table-cell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keypoints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est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biggest</text:p>
          </table:table-cell>
          <table:table-cell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keypoints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est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biggest</text:p>
          </table:table-cell>
          <table:table-cell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keypoints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est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biggest</text:p>
          </table:table-cell>
          <table:table-cell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keypoints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llest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biggest</text:p>
          </table:table-cell>
          <table:table-cell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keypoints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allest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biggest</text:p>
          </table:table-cell>
          <table:table-cell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keypoints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allest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biggest</text:p>
          </table:table-cell>
          <table:table-cell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keypoints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llest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biggest</text:p>
          </table:table-cell>
          <table:table-cell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BRISK</text:p>
          </table:table-cell>
          <table:table-cell/>
          <table:table-cell table:formula="of:=SUM([.E38:.E47])/10" office:value-type="float" office:value="2711.6" calcext:value-type="float">
            <text:p>2711.6</text:p>
          </table:table-cell>
          <table:table-cell table:number-columns-repeated="3"/>
          <table:table-cell table:formula="of:=SUM([.I38:.I47])/10" office:value-type="float" office:value="8.4" calcext:value-type="float">
            <text:p>8.4</text:p>
          </table:table-cell>
          <table:table-cell/>
          <table:table-cell table:formula="of:=SUM([.K38:.K47])/10" office:value-type="float" office:value="72" calcext:value-type="float">
            <text:p>72.0</text:p>
          </table:table-cell>
          <table:table-cell table:formula="of:=[.K48]-[.I48]" office:value-type="float" office:value="63.6" calcext:value-type="float">
            <text:p>63.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points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llest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biggest</text:p>
          </table:table-cell>
          <table:table-cell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points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est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biggest</text:p>
          </table:table-cell>
          <table:table-cell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points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est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biggest</text:p>
          </table:table-cell>
          <table:table-cell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points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est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biggest</text:p>
          </table:table-cell>
          <table:table-cell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points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est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biggest</text:p>
          </table:table-cell>
          <table:table-cell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points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est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biggest</text:p>
          </table:table-cell>
          <table:table-cell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points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llest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biggest</text:p>
          </table:table-cell>
          <table:table-cell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points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allest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biggest</text:p>
          </table:table-cell>
          <table:table-cell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points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allest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biggest</text:p>
          </table:table-cell>
          <table:table-cell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keypoints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llest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biggest</text:p>
          </table:table-cell>
          <table:table-cell office:value-type="float" office:value="7" calcext:value-type="float">
            <text:p>7.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FAST</text:p>
          </table:table-cell>
          <table:table-cell/>
          <table:table-cell table:formula="of:=SUM([.E50:.E59])/10" office:value-type="float" office:value="1787.4" calcext:value-type="float">
            <text:p>1787.4</text:p>
          </table:table-cell>
          <table:table-cell table:number-columns-repeated="3"/>
          <table:table-cell table:formula="of:=SUM([.I50:.I59])/10" office:value-type="float" office:value="7" calcext:value-type="float">
            <text:p>7.0</text:p>
          </table:table-cell>
          <table:table-cell/>
          <table:table-cell table:formula="of:=SUM([.K50:.K59])/10" office:value-type="float" office:value="7" calcext:value-type="float">
            <text:p>7.0</text:p>
          </table:table-cell>
          <table:table-cell table:formula="of:=[.K60]-[.I6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eypoin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llest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biggest</text:p>
          </table:table-cell>
          <table:table-cell office:value-type="float" office:value="111.079" calcext:value-type="float">
            <text:p>1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eypoin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est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biggest</text:p>
          </table:table-cell>
          <table:table-cell office:value-type="float" office:value="111.079" calcext:value-type="float">
            <text:p>1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eypoin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est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biggest</text:p>
          </table:table-cell>
          <table:table-cell office:value-type="float" office:value="111.079" calcext:value-type="float">
            <text:p>1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eypoin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est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biggest</text:p>
          </table:table-cell>
          <table:table-cell office:value-type="float" office:value="111.079" calcext:value-type="float">
            <text:p>1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eypoin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est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biggest</text:p>
          </table:table-cell>
          <table:table-cell office:value-type="float" office:value="111.079" calcext:value-type="float">
            <text:p>1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eypoin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est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biggest</text:p>
          </table:table-cell>
          <table:table-cell office:value-type="float" office:value="111.079" calcext:value-type="float">
            <text:p>1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eypoin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llest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biggest</text:p>
          </table:table-cell>
          <table:table-cell office:value-type="float" office:value="111.079" calcext:value-type="float">
            <text:p>1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eypoin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allest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biggest</text:p>
          </table:table-cell>
          <table:table-cell office:value-type="float" office:value="111.079" calcext:value-type="float">
            <text:p>1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eypoin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allest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biggest</text:p>
          </table:table-cell>
          <table:table-cell office:value-type="float" office:value="111.079" calcext:value-type="float">
            <text:p>11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keypoin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llest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biggest</text:p>
          </table:table-cell>
          <table:table-cell office:value-type="float" office:value="111.079" calcext:value-type="float">
            <text:p>111.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ORB</text:p>
          </table:table-cell>
          <table:table-cell/>
          <table:table-cell table:formula="of:=SUM([.E62:.E71])/10" office:value-type="float" office:value="500" calcext:value-type="float">
            <text:p>500</text:p>
          </table:table-cell>
          <table:table-cell table:number-columns-repeated="3"/>
          <table:table-cell table:formula="of:=SUM([.I62:.I71])/10" office:value-type="float" office:value="31" calcext:value-type="float">
            <text:p>31.0</text:p>
          </table:table-cell>
          <table:table-cell/>
          <table:table-cell table:formula="of:=SUM([.K62:.K71])/10" office:value-type="float" office:value="111.079" calcext:value-type="float">
            <text:p>111.1</text:p>
          </table:table-cell>
          <table:table-cell table:formula="of:=[.K72]-[.I72]" office:value-type="float" office:value="80.079" calcext:value-type="float">
            <text:p>80.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keypoints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llest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iggest</text:p>
          </table:table-cell>
          <table:table-cell office:value-type="float" office:value="27.1529" calcext:value-type="float">
            <text:p>27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keypoints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est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iggest</text:p>
          </table:table-cell>
          <table:table-cell office:value-type="float" office:value="22.8328" calcext:value-type="float">
            <text:p>2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keypoints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est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iggest</text:p>
          </table:table-cell>
          <table:table-cell office:value-type="float" office:value="22.8328" calcext:value-type="float">
            <text:p>2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keypoints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est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iggest</text:p>
          </table:table-cell>
          <table:table-cell office:value-type="float" office:value="22.8328" calcext:value-type="float">
            <text:p>2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keypoints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est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iggest</text:p>
          </table:table-cell>
          <table:table-cell office:value-type="float" office:value="22.8328" calcext:value-type="float">
            <text:p>2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keypoints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est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iggest</text:p>
          </table:table-cell>
          <table:table-cell office:value-type="float" office:value="22.8328" calcext:value-type="float">
            <text:p>2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keypoints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llest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iggest</text:p>
          </table:table-cell>
          <table:table-cell office:value-type="float" office:value="22.8328" calcext:value-type="float">
            <text:p>2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keypoints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allest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iggest</text:p>
          </table:table-cell>
          <table:table-cell office:value-type="float" office:value="22.8328" calcext:value-type="float">
            <text:p>2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keypoints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allest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iggest</text:p>
          </table:table-cell>
          <table:table-cell office:value-type="float" office:value="22.8328" calcext:value-type="float">
            <text:p>2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keypoints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llest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iggest</text:p>
          </table:table-cell>
          <table:table-cell office:value-type="float" office:value="22.8328" calcext:value-type="float">
            <text:p>22.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AKAZE</text:p>
          </table:table-cell>
          <table:table-cell/>
          <table:table-cell table:formula="of:=SUM([.E74:.E83])/10" office:value-type="float" office:value="1342.9" calcext:value-type="float">
            <text:p>1342.9</text:p>
          </table:table-cell>
          <table:table-cell table:number-columns-repeated="3"/>
          <table:table-cell table:formula="of:=SUM([.I74:.I83])/10" office:value-type="float" office:value="4.8" calcext:value-type="float">
            <text:p>4.8</text:p>
          </table:table-cell>
          <table:table-cell/>
          <table:table-cell table:formula="of:=SUM([.K74:.K83])/10" office:value-type="float" office:value="23.26481" calcext:value-type="float">
            <text:p>23.3</text:p>
          </table:table-cell>
          <table:table-cell table:formula="of:=[.K84]-[.I84]" office:value-type="float" office:value="18.46481" calcext:value-type="float">
            <text:p>18.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keypoints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i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llest</text:p>
          </table:table-cell>
          <table:table-cell office:value-type="float" office:value="1.83381" calcext:value-type="float">
            <text:p>1.8</text:p>
          </table:table-cell>
          <table:table-cell office:value-type="string" calcext:value-type="string">
            <text:p>biggest</text:p>
          </table:table-cell>
          <table:table-cell office:value-type="float" office:value="51.7024" calcext:value-type="float">
            <text:p>51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keypoints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i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est</text:p>
          </table:table-cell>
          <table:table-cell office:value-type="float" office:value="1.80249" calcext:value-type="float">
            <text:p>1.8</text:p>
          </table:table-cell>
          <table:table-cell office:value-type="string" calcext:value-type="string">
            <text:p>biggest</text:p>
          </table:table-cell>
          <table:table-cell office:value-type="float" office:value="49.9662" calcext:value-type="float">
            <text:p>50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keypoints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i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est</text:p>
          </table:table-cell>
          <table:table-cell office:value-type="float" office:value="1.80168" calcext:value-type="float">
            <text:p>1.8</text:p>
          </table:table-cell>
          <table:table-cell office:value-type="string" calcext:value-type="string">
            <text:p>biggest</text:p>
          </table:table-cell>
          <table:table-cell office:value-type="float" office:value="45.5431" calcext:value-type="float">
            <text:p>45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keypoints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i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est</text:p>
          </table:table-cell>
          <table:table-cell office:value-type="float" office:value="1.80762" calcext:value-type="float">
            <text:p>1.8</text:p>
          </table:table-cell>
          <table:table-cell office:value-type="string" calcext:value-type="string">
            <text:p>biggest</text:p>
          </table:table-cell>
          <table:table-cell office:value-type="float" office:value="45.1026" calcext:value-type="float">
            <text:p>45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keypoints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i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est</text:p>
          </table:table-cell>
          <table:table-cell office:value-type="float" office:value="1.80638" calcext:value-type="float">
            <text:p>1.8</text:p>
          </table:table-cell>
          <table:table-cell office:value-type="string" calcext:value-type="string">
            <text:p>biggest</text:p>
          </table:table-cell>
          <table:table-cell office:value-type="float" office:value="44.4822" calcext:value-type="float">
            <text:p>44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keypoints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i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allest</text:p>
          </table:table-cell>
          <table:table-cell office:value-type="float" office:value="1.79811" calcext:value-type="float">
            <text:p>1.8</text:p>
          </table:table-cell>
          <table:table-cell office:value-type="string" calcext:value-type="string">
            <text:p>biggest</text:p>
          </table:table-cell>
          <table:table-cell office:value-type="float" office:value="43.6918" calcext:value-type="float">
            <text:p>43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keypoints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im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llest</text:p>
          </table:table-cell>
          <table:table-cell office:value-type="float" office:value="1.81692" calcext:value-type="float">
            <text:p>1.8</text:p>
          </table:table-cell>
          <table:table-cell office:value-type="string" calcext:value-type="string">
            <text:p>biggest</text:p>
          </table:table-cell>
          <table:table-cell office:value-type="float" office:value="42.849" calcext:value-type="float">
            <text:p>4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keypoints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im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allest</text:p>
          </table:table-cell>
          <table:table-cell office:value-type="float" office:value="1.81313" calcext:value-type="float">
            <text:p>1.8</text:p>
          </table:table-cell>
          <table:table-cell office:value-type="string" calcext:value-type="string">
            <text:p>biggest</text:p>
          </table:table-cell>
          <table:table-cell office:value-type="float" office:value="40.8619" calcext:value-type="float">
            <text:p>4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keypoints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im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allest</text:p>
          </table:table-cell>
          <table:table-cell office:value-type="float" office:value="1.79669" calcext:value-type="float">
            <text:p>1.8</text:p>
          </table:table-cell>
          <table:table-cell office:value-type="string" calcext:value-type="string">
            <text:p>biggest</text:p>
          </table:table-cell>
          <table:table-cell office:value-type="float" office:value="40.8994" calcext:value-type="float">
            <text:p>4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.7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keypoints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i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llest</text:p>
          </table:table-cell>
          <table:table-cell office:value-type="float" office:value="1.80244" calcext:value-type="float">
            <text:p>1.8</text:p>
          </table:table-cell>
          <table:table-cell office:value-type="string" calcext:value-type="string">
            <text:p>biggest</text:p>
          </table:table-cell>
          <table:table-cell office:value-type="float" office:value="40.9259" calcext:value-type="float">
            <text:p>40.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IFT</text:p>
          </table:table-cell>
          <table:table-cell/>
          <table:table-cell table:formula="of:=SUM([.E86:.E95])/10" office:value-type="float" office:value="1386" calcext:value-type="float">
            <text:p>1386</text:p>
          </table:table-cell>
          <table:table-cell table:number-columns-repeated="3"/>
          <table:table-cell table:formula="of:=SUM([.I86:.I95])/10" office:value-type="float" office:value="1.807927" calcext:value-type="float">
            <text:p>1.8</text:p>
          </table:table-cell>
          <table:table-cell/>
          <table:table-cell table:formula="of:=SUM([.K86:.K95])/10" office:value-type="float" office:value="44.60245" calcext:value-type="float">
            <text:p>44.6</text:p>
          </table:table-cell>
          <table:table-cell table:formula="of:=[.K96]-[.I96]" office:value-type="float" office:value="42.794523" calcext:value-type="float">
            <text:p>42.8</text:p>
          </table:table-cell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0/00/0000</text:date>, <text:time style:data-style-name="N2" text:time-value="15:52:08.528118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15:54:13.882922204</dc:date>
    <meta:editing-duration>PT11M23S</meta:editing-duration>
    <meta:editing-cycles>5</meta:editing-cycles>
    <meta:generator>LibreOffice/5.1.6.2$Linux_X86_64 LibreOffice_project/10m0$Build-2</meta:generator>
    <meta:document-statistic meta:table-count="1" meta:cell-count="861" meta:object-count="0"/>
  </office:meta>
</office:document-meta>
</file>